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55e" officeooo:paragraph-rsid="001eb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</text:p>
      <text:p text:style-name="P1">&lt;html&gt;</text:p>
      <text:p text:style-name="P1">&lt;body&gt;</text:p>
      <text:p text:style-name="P1"></text:p>
      <text:p text:style-name="P1">&lt;h2 style="background-color:rgb(0,0,0);color:white"&gt;</text:p>
      <text:p text:style-name="P1">background-color set by using rgb(225,0,0)</text:p>
      <text:p text:style-name="P1">&lt;/h2&gt;</text:p>
      <text:p text:style-name="P1">&lt;h2 style="background-color:rgb(90,90,90);color:white"&gt;</text:p>
      <text:p text:style-name="P1">background-color set by using rgb(0,225,0)</text:p>
      <text:p text:style-name="P1">&lt;/h2&gt;</text:p>
      <text:p text:style-name="P1">&lt;h2 style="background-color:rgb(128,128,128);color:white"&gt;</text:p>
      <text:p text:style-name="P1">background-color set by using rgb(0,0,225)</text:p>
      <text:p text:style-name="P1">&lt;/h2&gt;</text:p>
      <text:p text:style-name="P1">&lt;h2 style="background-color:rgb(200,200,200);color:white"&gt;</text:p>
      <text:p text:style-name="P1">background-color set by using rgb(225,225,0)</text:p>
      <text:p text:style-name="P1">&lt;/h2&gt;</text:p>
      <text:p text:style-name="P1">&lt;h2 style="background-color:rgb(225,225,225);"&gt;</text:p>
      <text:p text:style-name="P1">background-color set by using rgb(225,0,225)</text:p>
      <text:p text:style-name="P1">&lt;/h2&gt;</text:p>
      <text:p text:style-name="P1"></text:p>
      <text:p text:style-name="P1">&lt;/body&gt;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6:55:33.851403246</meta:creation-date>
    <dc:date>2017-01-11T16:55:47.818594220</dc:date>
    <meta:editing-duration>P0D</meta:editing-duration>
    <meta:editing-cycles>1</meta:editing-cycles>
    <meta:document-statistic meta:table-count="0" meta:image-count="0" meta:object-count="0" meta:page-count="1" meta:paragraph-count="22" meta:word-count="46" meta:character-count="571" meta:non-whitespace-character-count="524"/>
    <meta:generator>LibreOffice/4.2.8.2$Linux_X86_64 LibreOffice_project/420m0$Build-2</meta:generator>
  </office:meta>
</office:document-meta>
</file>